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b06" officeooo:paragraph-rsid="00182b06"/>
    </style:style>
    <style:style style:name="P2" style:family="paragraph" style:parent-style-name="Standard">
      <style:text-properties officeooo:rsid="00182b06" officeooo:paragraph-rsid="001d82c8"/>
    </style:style>
    <style:style style:name="P3" style:family="paragraph" style:parent-style-name="Standard">
      <style:text-properties officeooo:rsid="00188650" officeooo:paragraph-rsid="00188650"/>
    </style:style>
    <style:style style:name="P4" style:family="paragraph" style:parent-style-name="Standard">
      <style:text-properties officeooo:rsid="001a628f" officeooo:paragraph-rsid="001a628f"/>
    </style:style>
    <style:style style:name="P5" style:family="paragraph" style:parent-style-name="Standard">
      <style:text-properties officeooo:rsid="001c087e" officeooo:paragraph-rsid="001c087e"/>
    </style:style>
    <style:style style:name="P6" style:family="paragraph" style:parent-style-name="Standard">
      <style:text-properties fo:font-size="18pt" officeooo:rsid="001d82c8" officeooo:paragraph-rsid="001d82c8" style:font-size-asian="15.75pt" style:font-size-complex="18pt"/>
    </style:style>
    <style:style style:name="P7" style:family="paragraph" style:parent-style-name="Standard">
      <style:paragraph-properties fo:break-before="page"/>
      <style:text-properties fo:font-size="18pt" officeooo:rsid="001d82c8" officeooo:paragraph-rsid="001d82c8" style:font-size-asian="15.75pt" style:font-size-complex="18pt"/>
    </style:style>
    <style:style style:name="P8" style:family="paragraph" style:parent-style-name="Standard">
      <style:text-properties officeooo:rsid="001f69b1" officeooo:paragraph-rsid="001f69b1"/>
    </style:style>
    <style:style style:name="T1" style:family="text">
      <style:text-properties officeooo:rsid="00188650"/>
    </style:style>
    <style:style style:name="T2" style:family="text">
      <style:text-properties officeooo:rsid="001ab83f"/>
    </style:style>
    <style:style style:name="T3" style:family="text">
      <style:text-properties officeooo:rsid="001cf90d"/>
    </style:style>
    <style:style style:name="T4" style:family="text">
      <style:text-properties officeooo:rsid="001faa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 1</text:p>
      <text:p text:style-name="P2">Spectre and meltdown are attacks on modern CPU’s. They allow parts of a program to access information they shouldn’t have access to. They work by taking advantage of speculative execution, which is when a CPU executes code while waiting for information on whether it should execute it.</text:p>
      <text:p text:style-name="P1"/>
      <text:p text:style-name="P1">An analogy for this shopping for <text:span text:style-name="T1">a restaurant.</text:span> <text:span text:style-name="T1">We’ll start by assigning rolls.:</text:span></text:p>
      <text:p text:style-name="P3">The chief is the possibly malicious program</text:p>
      <text:p text:style-name="P3">The pantry is the cache</text:p>
      <text:p text:style-name="P3">The kitchenhand is the memory subsystem</text:p>
      <text:p text:style-name="P3">The owner is the Operating system</text:p>
      <text:p text:style-name="P3"/>
      <text:p text:style-name="P3">So the chief will give you <text:s/>a list of ingredients he needs, <text:s/>you check with the owner, and if he agrees you purchase the items. He’s not allowed in the pantry(it’s a strange kitchen) but he can ask the kitchenhand to get items for him, and if it’s not in the pantry the kitchenhand will go buy it and return. </text:p>
      <text:p text:style-name="P3"/>
      <text:p text:style-name="P4">In this attack the chief waits for the owner to be out. He asks you to buy something he’s not allowed to buy , like foie gras, and also says if you buy that also pick up something not in the pantry, like kale. Since the owner is out and will take too long to contact, <text:span text:style-name="T2">and the chief most never asks for things you can’t buy.</text:span> you buy everything and when the owner comes back he makes you return the foie gras. However you don’t bother returning the kale. Now if the chief asks the kitchenhand for kale, if it takes a long time, he knows you never bought foie gras. If it’s quick he knows you did. </text:p>
      <text:p text:style-name="P4"/>
      <text:p text:style-name="P4">The actual attack is a little more complicated. If he said “if the credit card number begins with 9 buy kale”. <text:span text:style-name="T2">This is where the analogy breaks down a bit. Essentially you can’t ask for some information, but you can have things put in the pantry based on information you aren’t allowed to know. While you never get the info directly you can infer it based on how quickly you can get the “kale” </text:span></text:p>
      <text:p text:style-name="P4"/>
      <text:p text:style-name="P5">Specter and Meltdown are slightly different. Meltdown allows you to access kernal(operating system) memory. Specter is a class of attacks that allow you to bypass permission checks. So code that’s “sandboxed” (meaning it’s run with limited access) can get information about thing’s it’s not allowed to. It does exploits branch prediction(convince you that he always orders valid food and you buy it before checking with the owner) and the cache(food already in the pantry is faster to get).</text:p>
      <text:p text:style-name="P5"/>
      <text:p text:style-name="P5">Meltdown and <text:s/>spectre were found by a bunch of researchers separately, <text:span text:style-name="T3">including Jann Horn, Werner Haas, Thomas Prescher, and Paul Kocher.</text:span></text:p>
      <text:p text:style-name="P7">Part 2</text:p>
      <text:p text:style-name="P8"><text:tab/>Intel has embedded a management engine on their processors. This runs above whatever operating system is on the computer and has complete access to all of the hardware on the computer unchecked. This hidden/embedded operating system is derived from MINIX. </text:p>
      <text:p text:style-name="P8"><text:tab/>The problem with this is no one has access to the code being run so verify it. This means that intel could put spyware, or build a backdoor into every system running an intel chip. Even if you trust intel not to do this, MINIX has a lot of services and code and so would be hard to check for security vulnerabilities, and since it’s above the operating system on the host computer that computer might not even be able to log malicious activity so we don’t know if there are exploits being used in the wild and just well hidden.</text:p>
      <text:p text:style-name="P8"/>
      <text:p text:style-name="P8">It’s kind of like hiring someone to run one of your businesses without doing a background check or even being able to interview or talk to him. He might be stealing your customers credit cards <text:span text:style-name="T4">(like a software backdoor) or he might be able to be bribed(unknown vulnerability). Additionally he has no accountability, and if he did do something you’d have no way of know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20:30:40.467735788</meta:creation-date>
    <dc:date>2018-03-20T15:02:47.965266776</dc:date>
    <meta:editing-duration>PT10M55S</meta:editing-duration>
    <meta:editing-cycles>3</meta:editing-cycles>
    <meta:generator>LibreOffice/5.1.6.2$Linux_X86_64 LibreOffice_project/10m0$Build-2</meta:generator>
    <meta:document-statistic meta:table-count="0" meta:image-count="0" meta:object-count="0" meta:page-count="2" meta:paragraph-count="16" meta:word-count="646" meta:character-count="3597" meta:non-whitespace-character-count="2958"/>
  </office:meta>
</office:document-meta>
</file>